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.1cm" svg:stroke-color="#b2b2b2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20140930" table:style-name="ta1">
        <office:forms form:automatic-focus="false" form:apply-design-mode="false"/>
        <table:shapes>
          <draw:frame draw:z-index="0" draw:style-name="gr1" draw:text-style-name="P1" svg:width="16cm" svg:height="9cm" svg:x="7.707cm" svg:y="0.479cm">
            <draw:object draw:notify-on-update-of-ranges="'20140930'.A4:'20140930'.A8 '20140930'.B4:'20140930'.B8 '20140930'.B4:'20140930'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04" table:default-cell-style-name="Default"/>
        <table:table-row table:style-name="ro1">
          <table:table-cell table:style-name="ce1" table:number-columns-repeated="1018"/>
        </table:table-row>
        <table:table-row table:style-name="ro1" table:number-rows-repeated="2">
          <table:table-cell table:style-name="ce1"/>
          <table:table-cell/>
          <table:table-cell table:style-name="ce1" table:number-columns-repeated="1016"/>
        </table:table-row>
        <table:table-row table:style-name="ro1">
          <table:table-cell table:style-name="ce1" table:formula="of:=[.A43]" office:value-type="string" office:string-value="uBlock" calcext:value-type="string">
            <text:p>uBlock</text:p>
          </table:table-cell>
          <table:table-cell table:formula="of:=COUNTA([.A49:.A539])" office:value-type="float" office:value="491" calcext:value-type="float">
            <text:p>491</text:p>
          </table:table-cell>
          <table:table-cell table:style-name="ce1" table:number-columns-repeated="1016"/>
        </table:table-row>
        <table:table-row table:style-name="ro1">
          <table:table-cell table:style-name="ce1" table:formula="of:=[.D43]" office:value-type="string" office:string-value="ABP" calcext:value-type="string">
            <text:p>ABP</text:p>
          </table:table-cell>
          <table:table-cell table:formula="of:=COUNTA([.D49:.D545])" office:value-type="float" office:value="497" calcext:value-type="float">
            <text:p>497</text:p>
          </table:table-cell>
          <table:table-cell table:style-name="ce1" table:number-columns-repeated="1016"/>
        </table:table-row>
        <table:table-row table:style-name="ro1">
          <table:table-cell table:style-name="ce1" table:formula="of:=[.J43]" office:value-type="string" office:string-value="Ghostery" calcext:value-type="string">
            <text:p>Ghostery</text:p>
          </table:table-cell>
          <table:table-cell table:formula="of:=COUNTA([.J49:.J549])" office:value-type="float" office:value="501" calcext:value-type="float">
            <text:p>501</text:p>
          </table:table-cell>
          <table:table-cell table:style-name="ce1" table:number-columns-repeated="1016"/>
        </table:table-row>
        <table:table-row table:style-name="ro1">
          <table:table-cell table:style-name="ce1" table:formula="of:=[.G43]" office:value-type="string" office:string-value="Disconnect" calcext:value-type="string">
            <text:p>Disconnect</text:p>
          </table:table-cell>
          <table:table-cell table:formula="of:=COUNTA([.G49:.G603])" office:value-type="float" office:value="555" calcext:value-type="float">
            <text:p>555</text:p>
          </table:table-cell>
          <table:table-cell table:style-name="ce1" table:number-columns-repeated="1016"/>
        </table:table-row>
        <table:table-row table:style-name="ro1">
          <table:table-cell table:style-name="ce1" table:formula="of:=[.M43]" office:value-type="string" office:string-value="No blocker" calcext:value-type="string">
            <text:p>No blocker</text:p>
          </table:table-cell>
          <table:table-cell table:formula="of:=COUNTA([.M49:.M3025])" office:value-type="float" office:value="2977" calcext:value-type="float">
            <text:p>2977</text:p>
          </table:table-cell>
          <table:table-cell table:style-name="ce1" table:number-columns-repeated="1016"/>
        </table:table-row>
        <table:table-row table:style-name="ro1" table:number-rows-repeated="34"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uBlock</text:p>
          </table:table-cell>
          <table:table-cell table:style-name="ce1" table:number-columns-repeated="2"/>
          <table:table-cell table:style-name="ce1" office:value-type="string" calcext:value-type="string">
            <text:p>ABP</text:p>
          </table:table-cell>
          <table:table-cell table:style-name="ce1" table:number-columns-repeated="2"/>
          <table:table-cell table:style-name="ce1" office:value-type="string" calcext:value-type="string">
            <text:p>Disconnect</text:p>
          </table:table-cell>
          <table:table-cell table:style-name="ce1" table:number-columns-repeated="2"/>
          <table:table-cell table:style-name="ce1" office:value-type="string" calcext:value-type="string">
            <text:p>Ghostery</text:p>
          </table:table-cell>
          <table:table-cell table:style-name="ce1" table:number-columns-repeated="2"/>
          <table:table-cell table:style-name="ce1" office:value-type="string" calcext:value-type="string">
            <text:p>No blocker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0.8.8.1</text:p>
          </table:table-cell>
          <table:table-cell table:style-name="ce1" table:number-columns-repeated="2"/>
          <table:table-cell table:style-name="ce1" office:value-type="string" calcext:value-type="string">
            <text:p>1.8.10</text:p>
          </table:table-cell>
          <table:table-cell table:style-name="ce1" table:number-columns-repeated="2"/>
          <table:table-cell table:style-name="ce1" office:value-type="string" calcext:value-type="string">
            <text:p>5.18.18</text:p>
          </table:table-cell>
          <table:table-cell table:style-name="ce1" table:number-columns-repeated="2"/>
          <table:table-cell table:style-name="ce1" office:value-type="string" calcext:value-type="string">
            <text:p>5.4.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cripts (3rd party / all):</text:p>
          </table:table-cell>
          <table:table-cell office:value-type="string" calcext:value-type="string">
            <text:p>980 / 1635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1009 / 1733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1186 / 1685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882 / 1619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3800 / 46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58 / 269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67 / 284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30 / 38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20 / 370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641 / 20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3,987 / 7,956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4,069 / 8,166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4,462 / 8,219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4,031 / 8,218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12,131 / 16,851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3janecdn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254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ache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9cache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54a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gaging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9gaging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3janecdn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9cache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9gaging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9cache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9gaging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surve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oatmeal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atmeal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atmeal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atmeal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lloy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nchorfree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b.org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lloy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b.org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gfishsites.com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narymonkey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mazonaw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nchorfree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33acros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igfishsites.com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360yield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binarymonkey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360yield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bb.org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360yield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3janecdn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akmedia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9cache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9gaging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kmd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igfishsites.com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a3clou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sinessweek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rlim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inarymonkey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a3cloud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wbx.io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reakmedia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rlim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blaze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kmd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usinessweek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bb.org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boldchat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reakmedia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idswitch.net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igfishsites.com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inarymonkey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brkmd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bugsnag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ugsn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blaze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businessweek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.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oldchat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ackedcdn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vcdn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.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4game.com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4game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4game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rackedcdn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reakmedia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brkmd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businessweek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com.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rackedcdn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p8hsntg6do36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a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ent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bsima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dp8hsntg6do36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2hpw6pw4uian4.cloudfront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ea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exent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cdg51.cloudfront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com.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dp8hsntg6do36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tc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connexity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crackedcdn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electusdigital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exent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d1ros97qkrwjf5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d2hpw6pw4uian4.cloudfront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d31qbv1cthcecs.cloudfront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31qbv1cthcecs.cloudfront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d5nxst8fruw4z.cloudfront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d5nxst8fruw4z.cloudfront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d8rk54i4mohrb.cloudfront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8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dfdbz2tdq3k01.cloudfron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y8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adentifi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dentif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form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dizqy8916g7hx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front.org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dhigh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high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ip.ly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dp8hsntg6do36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dtc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maym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dmaym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e-generator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ea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electusdigital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exent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rk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finam.ru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firstimpression.io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jcdn.com</text:p>
          </table:table-cell>
          <table:table-cell office:value-type="string" calcext:value-type="string">
            <text:p>funnyjun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fod4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reeonlinega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rk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jcdn.com</text:p>
          </table:table-cell>
          <table:table-cell office:value-type="string" calcext:value-type="string">
            <text:p>funnyjun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d4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ark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jcdn.com</text:p>
          </table:table-cell>
          <table:table-cell office:value-type="string" calcext:value-type="string">
            <text:p>funnyjun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d4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reeridedelivery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eridedelivery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gcio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yre.co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ghstatic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hstatic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freeridedelivery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otub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fark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irstimpression.io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hstatic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jcdn.com</text:p>
          </table:table-cell>
          <table:table-cell office:value-type="string" calcext:value-type="string">
            <text:p>funnyjun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fod4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xkcd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xkc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dscale.de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xkcd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dscale.de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reeridedelivery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sparc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srv247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ghstatic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lam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xkcd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surve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reeridegames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gru1.cloudfront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tech.de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tech.de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dtech.de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ata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scontx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hi-mediaserver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himediad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gumgum.com</text:p>
          </table:table-cell>
          <table:table-cell office:value-type="string" calcext:value-type="string">
            <text:p>funnyjunk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po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hpprintx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hpprintx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ventori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popcap.com</text:p>
          </table:table-cell>
          <table:table-cell/>
          <table:table-cell office:value-type="string" calcext:value-type="string">
            <text:p>huffpo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huffpo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ventori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d.net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versal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ages-amazo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iad12.cloudfront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win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id.net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wincdn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id.net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igodigital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huffpo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igodigital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images-amazo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images-amazo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imasdk.googleapis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imasdk.googleapis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indexww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srdn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id.net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indexww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iwin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srdn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images-amazo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ltura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iwin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iwin.com</text:p>
          </table:table-cell>
          <table:table-cell office:value-type="string" calcext:value-type="string">
            <text:p>iplay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iwincdn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iwincdn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jsrdn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jsrdn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jsrdn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jsrdn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jsrdn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jsrdn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xpos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osked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osked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orrelate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orrelate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ockerdom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ckerdom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miniclipcdn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niclipcdn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liverail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lockerdom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sn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zstatic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zstatic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ockerdom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iniclipcdn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ick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ickmom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mzstatic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nick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nickmom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nionstatic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ia50.cloudfront.ne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iniclipcdn.com</text:p>
          </table:table-cell>
          <table:table-cell office:value-type="string" calcext:value-type="string">
            <text:p>miniclip.com</text:p>
          </table:table-cell>
          <table:table-cell/>
          <table:table-cell office:value-type="string" calcext:value-type="string">
            <text:p>onion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ml314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onionstatic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nick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nickmom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onionstatic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msn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mtvnservices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mtvnservices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pcma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mzstatic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cma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atom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po.s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nterest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.s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popcap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ppjol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ppjol.net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pjol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precentral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pjol.net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pcma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nick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atmea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central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ickmom.com</text:p>
          </table:table-cell>
          <table:table-cell office:value-type="string" calcext:value-type="string">
            <text:p>shockwave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po.st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onion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nionstatic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revee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ppjol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ppjol.net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recentral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sumome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lloy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pagefai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heonion.com:3333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optenreview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pcma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ingdom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ptenreview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pixfuture.net</text:p>
          </table:table-cell>
          <table:table-cell office:value-type="string" calcext:value-type="string">
            <text:p>funnyjunk.com</text:p>
          </table:table-cell>
          <table:table-cell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mazonaw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polarmobil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nchorfree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polarmobile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polarmobil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toptenreview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ppjol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ppjol.net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precentral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zkysq.pink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pzkysq.pink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qualtric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qualtric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qualtric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realtime.co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ppier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appier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9gag.com</text:p>
          </table:table-cell>
          <table:table-cell/>
          <table:table-cell office:value-type="string" calcext:value-type="string">
            <text:p>revee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arlim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addictinggames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arlim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ssoc-amaz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sharethrough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sharethrough.com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amehouse.com</text:p>
          </table:table-cell>
          <table:table-cell/>
          <table:table-cell office:value-type="string" calcext:value-type="string">
            <text:p>sharethrough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simplereach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smi2.net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smi2.ru</text:p>
          </table:table-cell>
          <table:table-cell office:value-type="string" calcext:value-type="string">
            <text:p>far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sonobi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sonobi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sonobi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sonobi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udienceinsights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sonobi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springserv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ypekit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springserv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umome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ervoice.com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smosh.com</text:p>
          </table:table-cell>
          <table:table-cell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acoda.net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asebanner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k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asebann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basebanner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bigfishgames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asebanner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orldwinner.com</text:p>
          </table:table-cell>
          <table:table-cell office:value-type="string" calcext:value-type="string">
            <text:p>pogo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asebanner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ypekit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usabil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bb.org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uservoice.com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uservoice.com</text:p>
          </table:table-cell>
          <table:table-cell office:value-type="string" calcext:value-type="string">
            <text:p>y8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ebaumsworld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vk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vk.com</text:p>
          </table:table-cell>
          <table:table-cell office:value-type="string" calcext:value-type="string">
            <text:p>bored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eringmedia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optenreview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quickmeme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optenreview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hechive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truoptik.com</text:p>
          </table:table-cell>
          <table:table-cell office:value-type="string" calcext:value-type="string">
            <text:p>games.com</text:p>
          </table:table-cell>
          <table:table-cell/>
          <table:table-cell office:value-type="string" calcext:value-type="string">
            <text:p>yodr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reak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live-s3-assets.s3.amazonaws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ergnet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ergnet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theonion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ergnet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ur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collegehumor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funnyordie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live-s3-assets.s3.amazonaws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nt.com</text:p>
          </table:table-cell>
          <table:table-cell office:value-type="string" calcext:value-type="string">
            <text:p>cracked.com</text:p>
          </table:table-cell>
          <table:table-cell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idswitch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idswitch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zlive-s3-assets.s3.amazonaws.com</text:p>
          </table:table-cell>
          <table:table-cell office:value-type="string" calcext:value-type="string">
            <text:p>zyngagames.com</text:p>
          </table:table-cell>
          <table:table-cell/>
          <table:table-cell office:value-type="string" calcext:value-type="string">
            <text:p>bidswitch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kit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idswitch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adx.com</text:p>
          </table:table-cell>
          <table:table-cell office:value-type="string" calcext:value-type="string">
            <text:p>thechive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gdturner.com</text:p>
          </table:table-cell>
          <table:table-cell office:value-type="string" calcext:value-type="string">
            <text:p>funnyordie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sabilla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uservoice.com</text:p>
          </table:table-cell>
          <table:table-cell office:value-type="string" calcext:value-type="string">
            <text:p>y8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bidswitch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idtheatr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isualrevenue.com</text:p>
          </table:table-cell>
          <table:table-cell office:value-type="string" calcext:value-type="string">
            <text:p>ebaumsworld.com</text:p>
          </table:table-cell>
          <table:table-cell table:number-columns-repeated="4"/>
          <table:table-cell office:value-type="string" calcext:value-type="string">
            <text:p>bidtheatr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bigfishsites.com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inarymonkey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bing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bing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ebads.nl</text:p>
          </table:table-cell>
          <table:table-cell office:value-type="string" calcext:value-type="string">
            <text:p>addictinggames.com</text:p>
          </table:table-cell>
          <table:table-cell table:number-columns-repeated="4"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ebspectator.com</text:p>
          </table:table-cell>
          <table:table-cell office:value-type="string" calcext:value-type="string">
            <text:p>go.com</text:p>
          </table:table-cell>
          <table:table-cell table:number-columns-repeated="4"/>
          <table:table-cell office:value-type="string" calcext:value-type="string">
            <text:p>bing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bit.ly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ikinvest.com</text:p>
          </table:table-cell>
          <table:table-cell office:value-type="string" calcext:value-type="string">
            <text:p>forbes.com</text:p>
          </table:table-cell>
          <table:table-cell table:number-columns-repeated="4"/>
          <table:table-cell office:value-type="string" calcext:value-type="string">
            <text:p>bit.ly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bit.ly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p.com</text:p>
          </table:table-cell>
          <table:table-cell office:value-type="string" calcext:value-type="string">
            <text:p>thechive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xmlshop.biz</text:p>
          </table:table-cell>
          <table:table-cell office:value-type="string" calcext:value-type="string">
            <text:p>forbes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ldbt.com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dr.net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blaze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utube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4"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theonion.com</text:p>
          </table:table-cell>
          <table:table-cell table:number-columns-repeated="4"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ergnet.com</text:p>
          </table:table-cell>
          <table:table-cell office:value-type="string" calcext:value-type="string">
            <text:p>collegehumor.com</text:p>
          </table:table-cell>
          <table:table-cell table:number-columns-repeated="4"/>
          <table:table-cell office:value-type="string" calcext:value-type="string">
            <text:p>bluecava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ergnet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ergnet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live-s3-assets.s3.amazonaws.com</text:p>
          </table:table-cell>
          <table:table-cell office:value-type="string" calcext:value-type="string">
            <text:p>zyngagames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luelithium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nmla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nmla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nmla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ldchat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otstrapcdn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otstrapcdn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unceexchang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unceexchange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unceexchange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and-server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and-serv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and-server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eak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eakmedia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ghtcov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lig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lig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li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lig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li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li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ilig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rkmd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trll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rstnet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rstne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rstnet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rstne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sinessweek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ysellads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uzzfeed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bwbx.io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3tag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3tag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asalemedia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ma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ma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dg50.cloudfront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ng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eckm8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eckm8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matize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tale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tale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gocast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gocast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llective-media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llective-media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llective-media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llective-media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llserv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llserv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.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pete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nexity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nexity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nexity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nexity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nexity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nexity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nexity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vertro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vertro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vertro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vertro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viva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pxinteractive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ckedcdn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net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sspxl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vcdn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xense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xpubl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ros97qkrwjf5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6b395fwzu5fz.cloudfront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hpw6pw4uian4.cloudfront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tjil5tz17cbz.cloudfron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tjil5tz17cbz.cloudfront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31qbv1cthcecs.cloudfront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31qbv1cthcecs.cloudfront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5nxst8fruw4z.cloudfront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5nxst8fruw4z.cloudfront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8rk54i4mohrb.cloudfront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17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17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dicatedmedia.com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liverimp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liverimp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playmarketplace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trictm.ca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trictm.ca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trictm.ca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trictm.ca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zqy8916g7hx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mtracker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mtry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verify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p8hsntg6do36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pclk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tc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tmpub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tmpub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v2vb8kiq42j6.cloudfront.net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-generator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a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lectusdigital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merse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rmisvc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rmisvc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rmisv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rne.co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rne.co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olvemediacorp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nt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eria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cuedigital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viewad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viewad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viewad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viewad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viewad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viewad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rk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rlex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stclick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st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stclick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etchback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etchback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etchback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inam.ru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irstimpression.io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jcdn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ashtalking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x1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x1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mpub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mpub.net</text:p>
          </table:table-cell>
          <table:table-cell office:value-type="string" calcext:value-type="string">
            <text:p>theoatmea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d4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popca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ut.jp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qtag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ra6.cloudfront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reeridedelivery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cio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hstatic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lam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-mpulse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popca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oatmea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xkc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y8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xkc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atar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atar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contx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popca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mgum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mgum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mgum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eia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i-mediaserver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imediad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pprintx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ffpo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asds01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asds01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asds01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asds01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asds01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b-ibi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b-ib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c-li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d.net</text:p>
          </table:table-cell>
          <table:table-cell office:value-type="string" calcext:value-type="string">
            <text:p>y8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godigital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ages-amazo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asdk.googleapi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pact-ad.jp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pact-ad.jp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dexww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ntiq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rgi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vitemedia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vitemedia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win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wincdn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srdn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srdn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umptap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umptap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umptap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ltura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u.li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u.li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osked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ssmetr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orrelate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orrelate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fstmedia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ad.s3.amazonaw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ockerdom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phbs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porirx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ucidmedi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ucid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disonlogic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ch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theoatmea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6degre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de.sk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de.sk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forge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l50.cloudfront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tanetwor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trigo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iniclipcdn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ktw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314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nadvertising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nadvertising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nadvertisin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nadvertisin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lnadvertisin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net-ad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net-a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net-a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pstat.us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pstat.us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rs50.cloudfront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sn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tvnservice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tvnservices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xptint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xptin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xptint.net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xptint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ything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ything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ything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ything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zst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nigans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tom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mng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mng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mng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mng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m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miniclip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y8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ick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ickmom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r-data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r-data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s-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nion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nionstatic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enterpris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md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md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md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md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md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wneriq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wneriq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wneriq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wneriq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wneriq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wneriq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-td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161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gefai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gefair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cmag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ctela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ngdom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nterest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xfuture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xfuture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.s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.s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introll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armobil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armobil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armobil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pjol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pjol.net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ecentral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o-marke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o-marke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o-market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ovenpixel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lsemg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lsemgr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lsemg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zkysq.pink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zkysq.pink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count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reeonlin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oatmea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altime.co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alvu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duxmediagroup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lesta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lesta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earchnow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ee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enuemantr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enuemantr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net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tbidder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tbidder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tbidder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tbidder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4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ndsp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ndsp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ndsp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ndsp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ndsp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ail-horiz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ail-horizon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ail-horizo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shockwa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oatmea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kindo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kindo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bom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dbyopenx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dbyopenx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sharp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sharp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rough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rough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rough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ereach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scou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ato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i2.net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i2.ru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jer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ringboardplatform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ringser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ringserv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torage.googleapis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umome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witchad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witchad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.co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.co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.co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brighttag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brighttag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brightta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brightta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brighttag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onion.com:3333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daltv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bigfish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ptenreview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ptenreview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optik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er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orism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adx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gdturner.com</text:p>
          </table:table-cell>
          <table:table-cell office:value-type="string" calcext:value-type="string">
            <text:p>funnyordi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nderarmou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nderarmou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nderarmou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nivid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nivide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nivid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nivid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abil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ervoice.com</text:p>
          </table:table-cell>
          <table:table-cell office:value-type="string" calcext:value-type="string">
            <text:p>y8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dna-asset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eruta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erut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erut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eruta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erut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eruta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9g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glink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glink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glink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glink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meo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meocdn.com</text:p>
          </table:table-cell>
          <table:table-cell office:value-type="string" calcext:value-type="string">
            <text:p>ipl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dicosuit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dicosuit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dicosuit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iblemeasures.com</text:p>
          </table:table-cell>
          <table:table-cell office:value-type="string" calcext:value-type="string">
            <text:p>brea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iblemeasures.com</text:p>
          </table:table-cell>
          <table:table-cell office:value-type="string" calcext:value-type="string">
            <text:p>smos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iblemeasure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dn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dn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dna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k.com</text:p>
          </table:table-cell>
          <table:table-cell office:value-type="string" calcext:value-type="string">
            <text:p>bo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far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ads.nl</text:p>
          </table:table-cell>
          <table:table-cell office:value-type="string" calcext:value-type="string">
            <text:p>addicting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spect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ikinvest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indows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ordpress.com</text:p>
          </table:table-cell>
          <table:table-cell office:value-type="string" calcext:value-type="string">
            <text:p>quickmem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orldwinner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p.com</text:p>
          </table:table-cell>
          <table:table-cell office:value-type="string" calcext:value-type="string">
            <text:p>thechiv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tp101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tp101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tp101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tp101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tp101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tp101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wbads.com</text:p>
          </table:table-cell>
          <table:table-cell office:value-type="string" calcext:value-type="string">
            <text:p>freeride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xmlshop.biz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bido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bido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bido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bido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ebaumsworl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gamehous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po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sh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shi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ldb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dr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theoni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do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noviaexchange.com</text:p>
          </table:table-cell>
          <table:table-cell office:value-type="string" calcext:value-type="string">
            <text:p>funnyjun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noviaexchang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noviaexchang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noviaexchang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rgnet.com</text:p>
          </table:table-cell>
          <table:table-cell office:value-type="string" calcext:value-type="string">
            <text:p>collegehumo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rgnet.com</text:p>
          </table:table-cell>
          <table:table-cell office:value-type="string" calcext:value-type="string">
            <text:p>crack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rgnet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rgne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live-s3-assets.s3.amazonaws.com</text:p>
          </table:table-cell>
          <table:table-cell office:value-type="string" calcext:value-type="string">
            <text:p>zyngaga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00-00-00</text:date>, <text:time style:data-style-name="N2" text:time-value="13:19:42.153765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07-22T19:29:10.580375115</meta:creation-date>
    <dc:date>2015-02-16T14:32:44.409793075</dc:date>
    <dc:creator>Raymond Hill</dc:creator>
    <meta:editing-duration>PT3H51M48S</meta:editing-duration>
    <meta:editing-cycles>21</meta:editing-cycles>
    <meta:generator>LibreOffice/4.2.7.2$Linux_X86_64 LibreOffice_project/420m0$Build-2</meta:generator>
    <meta:document-statistic meta:table-count="1" meta:cell-count="1010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b2b2b2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4.014cm" svg:y="0.316cm" chart:style-name="ch2">
          <text:p>Number of distinct 3rd-party servers hit</text:p>
        </chart:title>
        <chart:subtitle svg:x="3.763cm" svg:y="1.301cm" chart:style-name="ch3">
          <text:p>Lower bar = lower exposure to 3rd-party servers</text:p>
        </chart:subtitle>
        <chart:plot-area chart:style-name="ch4" table:cell-range-address="'20140930'.A4:'20140930'.B8" chart:data-source-has-labels="both" svg:x="0.32cm" svg:y="2.19cm" svg:width="15.361cm" svg:height="6.631cm">
          <chartooo:coordinate-region svg:x="1.312cm" svg:y="2.389cm" svg:width="14.369cm" svg:height="5.785cm"/>
          <chart:axis chart:dimension="x" chart:name="primary-x" chart:style-name="ch5" chartooo:axis-type="auto">
            <chartooo:date-scale/>
            <chart:categories table:cell-range-address="'20140930'.A4:'20140930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0930'.B4:'20140930'.B8" chart:label-cell-address="'20140930'.B4:'20140930'.B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91 497 501 555 2977</text:p>
                <text:list>
                  <text:list-item>
                    <text:p>491</text:p>
                  </text:list-item>
                  <text:list-item>
                    <text:p>497</text:p>
                  </text:list-item>
                  <text:list-item>
                    <text:p>501</text:p>
                  </text:list-item>
                  <text:list-item>
                    <text:p>555</text:p>
                  </text:list-item>
                  <text:list-item>
                    <text:p>2977</text:p>
                  </text:list-item>
                </text:list>
                <draw:g>
                  <svg:desc>'20140930'.B4:'20140930'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lock</text:p>
                <draw:g>
                  <svg:desc>'20140930'.A4:'20140930'.A8</svg:desc>
                </draw:g>
              </table:table-cell>
              <table:table-cell office:value-type="float" office:value="491">
                <text:p>491</text:p>
                <draw:g>
                  <svg:desc>'20140930'.B4:'20140930'.B8</svg:desc>
                </draw:g>
              </table:table-cell>
            </table:table-row>
            <table:table-row>
              <table:table-cell office:value-type="string">
                <text:p>ABP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Ghostery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Disconnect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No blocker</text:p>
              </table:table-cell>
              <table:table-cell office:value-type="float" office:value="2977">
                <text:p>2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